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f7450" officeooo:paragraph-rsid="000f7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COMPILAR<text:line-break/>Novo terminal no VsCode<text:line-break/><text:tab/>- gcc *.c -o main.exe<text:line-break/><text:tab/><text:tab/>- usado pra "juntar" os arquivos necessarios, no caso os tads<text:line-break/><text:tab/>- .\main.exe<text:line-break/><text:tab/><text:tab/>- se o gcc der certo, so usar isso agr pra compilar tranqui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7:03:42.002000000</meta:creation-date>
    <dc:date>2024-07-17T17:05:08.391000000</dc:date>
    <meta:editing-duration>PT1M27S</meta:editing-duration>
    <meta:editing-cycles>1</meta:editing-cycles>
    <meta:document-statistic meta:table-count="0" meta:image-count="0" meta:object-count="0" meta:page-count="1" meta:paragraph-count="1" meta:word-count="37" meta:character-count="202" meta:non-whitespace-character-count="160"/>
    <meta:generator>LibreOffice/7.6.1.2$Windows_X86_64 LibreOffice_project/f5defcebd022c5bc36bbb79be232cb6926d8f674</meta:generator>
  </office:meta>
</office:document-meta>
</file>